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400000108A0C191148444340E.png" manifest:media-type="image/png"/>
  <manifest:file-entry manifest:full-path="Pictures/100002010000018E00000115D2885B9CBB2660A1.png" manifest:media-type="image/png"/>
  <manifest:file-entry manifest:full-path="Pictures/10000201000001940000011660A4E40983EBFFE6.png" manifest:media-type="image/png"/>
  <manifest:file-entry manifest:full-path="Pictures/100002010000018E0000010849BA4B83DEEB29FC.png" manifest:media-type="image/png"/>
  <manifest:file-entry manifest:full-path="Pictures/100002010000019400000116D8A601528AEB441F.png" manifest:media-type="image/png"/>
  <manifest:file-entry manifest:full-path="Pictures/100002010000018E000001088935340AF40CDF52.png" manifest:media-type="image/png"/>
  <manifest:file-entry manifest:full-path="Pictures/10000201000001B7000001157BF3C9663265DAE6.png" manifest:media-type="image/png"/>
  <manifest:file-entry manifest:full-path="Pictures/100002010000018500000116010EDDFC4BDF3248.png" manifest:media-type="image/png"/>
  <manifest:file-entry manifest:full-path="Pictures/10000201000001840000010801D2422E45DCD4A1.png" manifest:media-type="image/png"/>
  <manifest:file-entry manifest:full-path="Pictures/10000201000001B700000115A4C7764ECB429EB0.png" manifest:media-type="image/png"/>
  <manifest:file-entry manifest:full-path="Pictures/100002010000018400000108039A7E954D2DCCB0.png" manifest:media-type="image/png"/>
  <manifest:file-entry manifest:full-path="Pictures/100002010000017C00000116723F2E6C6B56A904.png" manifest:media-type="image/png"/>
  <manifest:file-entry manifest:full-path="Pictures/1000020100000194000001162099576337266F59.png" manifest:media-type="image/png"/>
  <manifest:file-entry manifest:full-path="Pictures/10000201000001840000010899B2408DC4DEE7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614cm" svg:height="7.328cm" svg:x="0.324cm" svg:y="0cm">
          <draw:image xlink:href="Pictures/10000201000001B7000001157BF3C9663265DAE6.png" xlink:type="simple" xlink:show="embed" xlink:actuate="onLoad">
            <text:p/>
          </draw:image>
        </draw:frame>
        <draw:frame draw:style-name="gr1" draw:text-style-name="P1" draw:layer="layout" svg:width="10.529cm" svg:height="6.984cm" svg:x="1.524cm" svg:y="7.328cm">
          <draw:image xlink:href="Pictures/100002010000018E000001088935340AF40CDF52.png" xlink:type="simple" xlink:show="embed" xlink:actuate="onLoad">
            <text:p/>
          </draw:image>
        </draw:frame>
        <draw:frame draw:style-name="gr1" draw:text-style-name="P1" draw:layer="layout" svg:width="10.529cm" svg:height="6.984cm" svg:x="1.663cm" svg:y="13.97cm">
          <draw:image xlink:href="Pictures/100002010000018E0000010849BA4B83DEEB29FC.png" xlink:type="simple" xlink:show="embed" xlink:actuate="onLoad">
            <text:p/>
          </draw:image>
        </draw:frame>
        <draw:frame draw:style-name="gr1" draw:text-style-name="P1" draw:layer="layout" svg:width="10.688cm" svg:height="7.354cm" svg:x="14.986cm" svg:y="11.43cm">
          <draw:image xlink:href="Pictures/10000201000001940000011660A4E40983EBFFE6.png" xlink:type="simple" xlink:show="embed" xlink:actuate="onLoad">
            <text:p/>
          </draw:image>
        </draw:frame>
        <draw:frame draw:style-name="gr1" draw:text-style-name="P1" draw:layer="layout" svg:width="10.291cm" svg:height="7.354cm" svg:x="15.363cm" svg:y="2.552cm">
          <draw:image xlink:href="Pictures/100002010000018500000116010EDDFC4BDF324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1.614cm" svg:height="7.328cm" svg:x="0.508cm" svg:y="0.038cm">
          <draw:image xlink:href="Pictures/10000201000001B700000115A4C7764ECB429EB0.png" xlink:type="simple" xlink:show="embed" xlink:actuate="onLoad">
            <text:p/>
          </draw:image>
        </draw:frame>
        <draw:frame draw:style-name="gr1" draw:text-style-name="P1" draw:layer="layout" svg:width="10.053cm" svg:height="7.354cm" svg:x="15.855cm" svg:y="2.552cm">
          <draw:image xlink:href="Pictures/100002010000017C00000116723F2E6C6B56A904.png" xlink:type="simple" xlink:show="embed" xlink:actuate="onLoad">
            <text:p/>
          </draw:image>
        </draw:frame>
        <draw:frame draw:style-name="gr1" draw:text-style-name="P1" draw:layer="layout" svg:width="10.688cm" svg:height="7.354cm" svg:x="15.474cm" svg:y="10.426cm">
          <draw:image xlink:href="Pictures/100002010000019400000116D8A601528AEB441F.png" xlink:type="simple" xlink:show="embed" xlink:actuate="onLoad">
            <text:p/>
          </draw:image>
        </draw:frame>
        <draw:frame draw:style-name="gr1" draw:text-style-name="P1" draw:layer="layout" svg:width="10.265cm" svg:height="6.984cm" svg:x="1.857cm" svg:y="7.24cm">
          <draw:image xlink:href="Pictures/100002010000018400000108039A7E954D2DCCB0.png" xlink:type="simple" xlink:show="embed" xlink:actuate="onLoad">
            <text:p/>
          </draw:image>
        </draw:frame>
        <draw:frame draw:style-name="gr1" draw:text-style-name="P1" draw:layer="layout" svg:width="10.265cm" svg:height="6.984cm" svg:x="1.673cm" svg:y="13.97cm">
          <draw:image xlink:href="Pictures/10000201000001840000010899B2408DC4DEE78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0.529cm" svg:height="7.328cm" svg:x="0.647cm" svg:y="0cm">
          <draw:image xlink:href="Pictures/100002010000018E00000115D2885B9CBB2660A1.png" xlink:type="simple" xlink:show="embed" xlink:actuate="onLoad">
            <text:p/>
          </draw:image>
        </draw:frame>
        <draw:frame draw:style-name="gr1" draw:text-style-name="P1" draw:layer="layout" svg:width="10.265cm" svg:height="6.984cm" svg:x="1.016cm" svg:y="7.032cm">
          <draw:image xlink:href="Pictures/10000201000001840000010801D2422E45DCD4A1.png" xlink:type="simple" xlink:show="embed" xlink:actuate="onLoad">
            <text:p/>
          </draw:image>
        </draw:frame>
        <draw:frame draw:style-name="gr1" draw:text-style-name="P1" draw:layer="layout" svg:width="10.053cm" svg:height="7.354cm" svg:x="16.002cm" svg:y="2.794cm">
          <draw:image xlink:href="Pictures/100002010000017C00000116723F2E6C6B56A904.png" xlink:type="simple" xlink:show="embed" xlink:actuate="onLoad">
            <text:p/>
          </draw:image>
        </draw:frame>
        <draw:frame draw:style-name="gr1" draw:text-style-name="P1" draw:layer="layout" svg:width="10.265cm" svg:height="6.984cm" svg:x="1.016cm" svg:y="14.016cm">
          <draw:image xlink:href="Pictures/100002010000018400000108A0C191148444340E.png" xlink:type="simple" xlink:show="embed" xlink:actuate="onLoad">
            <text:p/>
          </draw:image>
        </draw:frame>
        <draw:frame draw:style-name="gr1" draw:text-style-name="P1" draw:layer="layout" svg:width="10.688cm" svg:height="7.354cm" svg:x="15.367cm" svg:y="10.172cm">
          <draw:image xlink:href="Pictures/1000020100000194000001162099576337266F5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6T12:00:19.103165694</meta:creation-date>
    <dc:date>2019-09-08T14:25:45.175770998</dc:date>
    <meta:editing-duration>P2DT1H50M40S</meta:editing-duration>
    <meta:editing-cycles>1</meta:editing-cycles>
    <meta:document-statistic meta:object-count="42"/>
    <meta:generator>LibreOffice/5.1.6.2$Linux_X86_64 LibreOffice_project/10m0$Build-2</meta:generator>
  </office:meta>
</office:document-meta>
</file>